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B101E9BB0BDB5C7.png" manifest:media-type="image/png"/>
  <manifest:file-entry manifest:full-path="Pictures/1000000000000008000000082CA04B16BAE3525F.png" manifest:media-type="image/png"/>
  <manifest:file-entry manifest:full-path="Pictures/100000000000000800000008138B37474001C444.png" manifest:media-type="image/png"/>
  <manifest:file-entry manifest:full-path="Pictures/100000000000005E0000005EAB6862D59EF3F3E6.png" manifest:media-type="image/png"/>
  <manifest:file-entry manifest:full-path="Pictures/100000000000000800000008B2AA4E6A4F6D2D73.png" manifest:media-type="image/png"/>
  <manifest:file-entry manifest:full-path="Pictures/10000000000000080000000859A805D782C36651.png" manifest:media-type="image/png"/>
  <manifest:file-entry manifest:full-path="Pictures/1000000000000008000000080B9E1E1F190D3C6F.png" manifest:media-type="image/png"/>
  <manifest:file-entry manifest:full-path="Pictures/1000000000000008000000086C1D90A1D1A8A0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9cm" draw:marker-end-width="0.359cm" draw:fill="none" draw:fill-color="#729fcf" draw:textarea-horizontal-align="justify" draw:textarea-vertical-align="middle" draw:auto-grow-height="false" fo:min-height="13.995cm" fo:min-width="25.33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width="0.106cm" svg:stroke-color="#b2b2b2" draw:marker-start-width="0.359cm" draw:marker-end-width="0.359cm" draw:fill="none" draw:fill-color="#dddddd" draw:textarea-horizontal-align="justify" draw:textarea-vertical-align="middle" draw:auto-grow-height="false" fo:min-height="12.217cm" fo:min-width="24.413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5.994cm" fo:min-width="3.45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493cm"/>
    </style:style>
    <style:style style:name="gr7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10.566cm" fo:min-width="18.952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svg:stroke-width="0.106cm" svg:stroke-color="#f58220" draw:marker-start-width="0.359cm" draw:marker-end-width="0.359cm" draw:fill="hatch" draw:fill-color="#729fcf" draw:fill-hatch-name="Black_20_45_20_Degrees" draw:opacity="37%" draw:opacity-name="" draw:textarea-horizontal-align="justify" draw:textarea-vertical-align="middle" draw:auto-grow-height="false" fo:min-height="5.994cm" fo:min-width="3.823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58220" draw:marker-start-width="0.359cm" draw:marker-end-width="0.359cm" draw:fill="hatch" draw:fill-hatch-name="Black_20_45_20_Degrees" draw:opacity="30%" draw:textarea-horizontal-align="justify" draw:textarea-vertical-align="middle" draw:auto-grow-height="false" fo:min-height="5.994cm" fo:min-width="4.069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9.169cm" fo:min-width="8.00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2.12cm"/>
    </style:style>
    <style:style style:name="gr13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7.645cm" fo:min-width="7.268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4.524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111cm"/>
    </style:style>
    <style:style style:name="gr18" style:family="graphic" style:parent-style-name="standard">
      <style:graphic-properties svg:stroke-width="0.106cm" svg:stroke-color="#000000" draw:marker-start="Squar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hatch" draw:fill-color="#729fcf" draw:fill-hatch-name="Black_20_45_20_Degrees" draw:opacity="37%"/>
      <style:paragraph-properties fo:text-align="center"/>
    </style:style>
    <style:style style:name="P6" style:family="paragraph">
      <loext:graphic-properties draw:fill="hatch" draw:fill-hatch-name="Black_20_45_20_Degrees" draw:opacity="30%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4.35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cm" svg:height="1.27cm" svg:x="1cm" svg:y="1cm">
          <draw:text-box>
            <text:p>vets-website</text:p>
          </draw:text-box>
        </draw:frame>
        <draw:custom-shape draw:style-name="gr3" draw:text-style-name="P3" draw:layer="layout" svg:width="25.019cm" svg:height="12.573cm" svg:x="1.252cm" svg:y="2.36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779cm" svg:height="0.962cm" svg:x="1.254cm" svg:y="2.524cm">
          <draw:text-box>
            <text:p>src</text:p>
          </draw:text-box>
        </draw:frame>
        <draw:custom-shape draw:style-name="gr5" draw:text-style-name="P4" draw:layer="layout" svg:width="4.06cm" svg:height="6.35cm" svg:x="1.508cm" svg:y="3.5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06cm" svg:height="1.743cm" svg:x="1.639cm" svg:y="3.789cm">
          <draw:text-box>
            <text:p>applications</text:p>
          </draw:text-box>
        </draw:frame>
        <draw:custom-shape draw:style-name="gr7" draw:text-style-name="P4" draw:layer="layout" svg:width="19.558cm" svg:height="10.922cm" svg:x="5.953cm" svg:y="3.5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935cm" svg:height="0.962cm" svg:x="5.955cm" svg:y="3.594cm">
          <draw:text-box>
            <text:p>platform</text:p>
          </draw:text-box>
        </draw:frame>
        <draw:custom-shape draw:style-name="gr9" draw:text-style-name="P5" draw:layer="layout" svg:width="4.429cm" svg:height="6.35cm" svg:x="6.207cm" svg:y="4.5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429cm" svg:height="1.743cm" svg:x="6.35cm" svg:y="4.805cm">
          <draw:text-box>
            <text:p>forms</text:p>
          </draw:text-box>
        </draw:frame>
        <draw:custom-shape draw:style-name="gr10" draw:text-style-name="P6" draw:layer="layout" svg:width="4.675cm" svg:height="6.35cm" svg:x="11.033cm" svg:y="4.5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675cm" svg:height="1.743cm" svg:x="11.184cm" svg:y="4.805cm">
          <draw:text-box>
            <text:p>forms-system</text:p>
          </draw:text-box>
        </draw:frame>
        <draw:custom-shape draw:style-name="gr11" draw:text-style-name="P4" draw:layer="layout" svg:width="8.612cm" svg:height="9.525cm" svg:x="15.986cm" svg:y="4.55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8.612cm" svg:height="2.37cm" svg:x="16.01cm" svg:y="4.599cm">
          <draw:text-box>
            <text:p>packages</text:p>
          </draw:text-box>
        </draw:frame>
        <draw:custom-shape draw:style-name="gr13" draw:text-style-name="P4" draw:layer="layout" svg:width="7.874cm" svg:height="8.001cm" svg:x="16.24cm" svg:y="5.572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8.128cm" svg:height="0.962cm" svg:x="16.24cm" svg:y="5.572cm">
          <draw:text-box>
            <text:p>forms-library</text:p>
          </draw:text-box>
        </draw:frame>
        <draw:g>
          <draw:g>
            <draw:line draw:style-name="gr15" draw:text-style-name="P4" draw:layer="layout" svg:x1="20.431cm" svg:y1="8.915cm" svg:x2="23.352cm" svg:y2="8.915cm">
              <text:p/>
            </draw:line>
            <draw:line draw:style-name="gr15" draw:text-style-name="P4" draw:layer="layout" svg:x1="20.431cm" svg:y1="9.296cm" svg:x2="23.352cm" svg:y2="9.296cm">
              <text:p/>
            </draw:line>
            <draw:line draw:style-name="gr15" draw:text-style-name="P4" draw:layer="layout" svg:x1="20.431cm" svg:y1="9.677cm" svg:x2="23.352cm" svg:y2="9.677cm">
              <text:p/>
            </draw:line>
          </draw:g>
          <draw:g>
            <draw:line draw:style-name="gr15" draw:text-style-name="P4" draw:layer="layout" svg:x1="20.431cm" svg:y1="10.566cm" svg:x2="23.352cm" svg:y2="10.566cm">
              <text:p/>
            </draw:line>
            <draw:line draw:style-name="gr15" draw:text-style-name="P4" draw:layer="layout" svg:x1="20.431cm" svg:y1="10.947cm" svg:x2="23.352cm" svg:y2="10.947cm">
              <text:p/>
            </draw:line>
            <draw:line draw:style-name="gr15" draw:text-style-name="P4" draw:layer="layout" svg:x1="20.431cm" svg:y1="11.328cm" svg:x2="23.352cm" svg:y2="11.328cm">
              <text:p/>
            </draw:line>
            <draw:line draw:style-name="gr15" draw:text-style-name="P4" draw:layer="layout" svg:x1="20.431cm" svg:y1="10.144cm" svg:x2="23.352cm" svg:y2="10.144cm">
              <text:p/>
            </draw:line>
          </draw:g>
          <draw:g>
            <draw:custom-shape draw:style-name="gr16" draw:text-style-name="P4" draw:layer="layout" svg:width="3.81cm" svg:height="4.826cm" svg:x="19.923cm" svg:y="6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3.81cm" svg:height="1.361cm" svg:x="19.923cm" svg:y="6.878cm">
              <draw:text-box>
                <text:p text:style-name="P7"><text:span text:style-name="T1">package.json</text:span></text:p>
              </draw:text-box>
            </draw:frame>
            <draw:line draw:style-name="gr15" draw:text-style-name="P4" draw:layer="layout" svg:x1="20.431cm" svg:y1="8.493cm" svg:x2="23.352cm" svg:y2="8.493cm">
              <text:p/>
            </draw:line>
          </draw:g>
        </draw:g>
        <draw:line draw:style-name="gr18" draw:text-style-name="P9" draw:layer="layout" svg:x1="12.684cm" svg:y1="8.112cm" svg:x2="18.145cm" svg:y2="8.112cm">
          <text:p/>
        </draw:line>
        <draw:line draw:style-name="gr18" draw:text-style-name="P9" draw:layer="layout" svg:x1="7.858cm" svg:y1="9.255cm" svg:x2="18.145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fill-image draw:name="_35__20_Percent" draw:display-name="5 Percent" xlink:href="Pictures/100000000000000800000008B2AA4E6A4F6D2D73.png" xlink:type="simple" xlink:show="embed" xlink:actuate="onLoad"/>
    <draw:fill-image draw:name="_36_0_20_Percent" draw:display-name="60 Percent" xlink:href="Pictures/100000000000000800000008138B37474001C444.png" xlink:type="simple" xlink:show="embed" xlink:actuate="onLoad"/>
    <draw:fill-image draw:name="Diagonal_20_Brick" draw:display-name="Diagonal Brick" xlink:href="Pictures/10000000000000080000000859A805D782C36651.png" xlink:type="simple" xlink:show="embed" xlink:actuate="onLoad"/>
    <draw:fill-image draw:name="Horizontal" xlink:href="Pictures/1000000000000008000000080B9E1E1F190D3C6F.png" xlink:type="simple" xlink:show="embed" xlink:actuate="onLoad"/>
    <draw:fill-image draw:name="Large_20_Confetti" draw:display-name="Large Confetti" xlink:href="Pictures/1000000000000008000000086C1D90A1D1A8A0EF.png" xlink:type="simple" xlink:show="embed" xlink:actuate="onLoad"/>
    <draw:fill-image draw:name="Sky" xlink:href="Pictures/100000000000005E0000005EAB6862D59EF3F3E6.png" xlink:type="simple" xlink:show="embed" xlink:actuate="onLoad"/>
    <draw:fill-image draw:name="Small_20_Grid" draw:display-name="Small Grid" xlink:href="Pictures/1000000000000008000000082CA04B16BAE3525F.png" xlink:type="simple" xlink:show="embed" xlink:actuate="onLoad"/>
    <draw:fill-image draw:name="Wave" xlink:href="Pictures/100000000000000800000008EB101E9BB0BDB5C7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1:10:50.691144122</meta:creation-date>
    <dc:date>2020-09-30T11:45:59.091673517</dc:date>
    <meta:editing-duration>PT3M56S</meta:editing-duration>
    <meta:editing-cycles>2</meta:editing-cycles>
    <meta:generator>LibreOffice/6.0.7.3$Linux_X86_64 LibreOffice_project/00m0$Build-3</meta:generator>
    <meta:document-statistic meta:object-count="32"/>
  </office:meta>
</office:document-meta>
</file>